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90000001904C2CB330BD0EE51C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214b61" style:font-style-asian="normal" style:font-weight-asian="bold" style:font-style-complex="normal" style:font-weight-complex="bold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214b61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0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</text:span><text:span text:style-name="MT3">12.2</text:span><text:span text:style-name="MT4"> <text:s text:c="6"/></text:span><text:span text:style-name="MT5"><text:s text:c="19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11-25T09:43:32.897177807</dc:date>
    <meta:editing-duration>PT30M57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1" meta:paragraph-count="1" meta:word-count="4" meta:character-count="110" meta:non-whitespace-character-count="30"/>
  </office:meta>
</office:document-meta>
</file>